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2.501cm" fo:margin-right="0cm" fo:margin-top="0.101cm" fo:margin-bottom="0cm" loext:contextual-spacing="false" fo:text-indent="-0.635cm" style:auto-text-indent="false"/>
      <style:text-properties officeooo:rsid="0000bb06" officeooo:paragraph-rsid="000f05d8"/>
    </style:style>
    <style:style style:name="P2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235aa1" officeooo:paragraph-rsid="00108d6c"/>
    </style:style>
    <style:style style:name="P3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0d9c21" officeooo:paragraph-rsid="000f05d8"/>
    </style:style>
    <style:style style:name="P4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fo:color="#008000" officeooo:rsid="0000bb06" officeooo:paragraph-rsid="000f05d8"/>
    </style:style>
    <style:style style:name="P5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268e7a" officeooo:paragraph-rsid="001ad2d3"/>
    </style:style>
    <style:style style:name="P6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fo:font-size="18pt" fo:font-weight="bold" officeooo:rsid="000d9c21" officeooo:paragraph-rsid="000f05d8" style:font-size-asian="18pt" style:font-weight-asian="bold" style:font-size-complex="18pt" style:font-weight-complex="bold"/>
    </style:style>
    <style:style style:name="P7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fo:color="#ff0000" officeooo:rsid="00296ba3" officeooo:paragraph-rsid="000f05d8"/>
    </style:style>
    <style:style style:name="P8" style:family="paragraph" style:parent-style-name="Standard">
      <style:paragraph-properties fo:margin-left="0cm" fo:margin-right="0cm" fo:margin-top="0.101cm" fo:margin-bottom="0cm" loext:contextual-spacing="false" fo:text-indent="0cm" style:auto-text-indent="false" fo:break-before="page"/>
      <style:text-properties officeooo:rsid="000d9c21" officeooo:paragraph-rsid="000f05d8"/>
    </style:style>
    <style:style style:name="P9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0f05d8" style:font-size-asian="14pt" style:font-size-complex="14pt"/>
    </style:style>
    <style:style style:name="P10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108d6c" style:font-size-asian="14pt" style:font-size-complex="14pt"/>
    </style:style>
    <style:style style:name="P11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29d7d6" style:font-size-asian="14pt" style:font-size-complex="14pt"/>
    </style:style>
    <style:style style:name="P12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fo:font-weight="bold" officeooo:rsid="0000bb06" officeooo:paragraph-rsid="000f05d8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fo:font-weight="bold" officeooo:rsid="0000bb06" officeooo:paragraph-rsid="0029d7d6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0f05d8"/>
    </style:style>
    <style:style style:name="P15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108d6c"/>
    </style:style>
    <style:style style:name="P16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29d7d6"/>
    </style:style>
    <style:style style:name="P17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color="#ff0000" officeooo:rsid="001bc1ef" officeooo:paragraph-rsid="001bc1ef"/>
    </style:style>
    <style:style style:name="P18" style:family="paragraph" style:parent-style-name="Standard">
      <style:paragraph-properties fo:margin-top="0.101cm" fo:margin-bottom="0cm" loext:contextual-spacing="false"/>
      <style:text-properties officeooo:rsid="00235aa1" officeooo:paragraph-rsid="00108d6c"/>
    </style:style>
    <style:style style:name="P19" style:family="paragraph" style:parent-style-name="Standard">
      <style:paragraph-properties fo:margin-top="0.101cm" fo:margin-bottom="0cm" loext:contextual-spacing="false"/>
      <style:text-properties officeooo:paragraph-rsid="000f05d8"/>
    </style:style>
    <style:style style:name="P20" style:family="paragraph" style:parent-style-name="Standard">
      <style:paragraph-properties fo:margin-top="0.101cm" fo:margin-bottom="0cm" loext:contextual-spacing="false"/>
      <style:text-properties officeooo:rsid="00268e7a" officeooo:paragraph-rsid="000f05d8"/>
    </style:style>
    <style:style style:name="P21" style:family="paragraph" style:parent-style-name="Standard">
      <style:paragraph-properties fo:margin-top="0.101cm" fo:margin-bottom="0cm" loext:contextual-spacing="false"/>
      <style:text-properties officeooo:rsid="00332e89" officeooo:paragraph-rsid="00108d6c"/>
    </style:style>
    <style:style style:name="P22" style:family="paragraph" style:parent-style-name="Standard">
      <style:paragraph-properties fo:margin-top="0.101cm" fo:margin-bottom="0cm" loext:contextual-spacing="false" fo:break-before="page"/>
      <style:text-properties officeooo:rsid="00268e7a" officeooo:paragraph-rsid="000f05d8"/>
    </style:style>
    <style:style style:name="P23" style:family="paragraph" style:parent-style-name="Standard" style:master-page-name="">
      <loext:graphic-properties draw:fill="none"/>
      <style:paragraph-properties fo:margin-left="1cm" fo:margin-right="0cm" fo:margin-top="0.101cm" fo:margin-bottom="0cm" loext:contextual-spacing="false" fo:text-indent="0cm" style:auto-text-indent="false" style:page-number="auto" fo:background-color="transparent"/>
      <style:text-properties officeooo:rsid="0015907f" officeooo:paragraph-rsid="00284d79"/>
    </style:style>
    <style:style style:name="P24" style:family="paragraph" style:parent-style-name="Standard" style:master-page-name="">
      <loext:graphic-properties draw:fill="none"/>
      <style:paragraph-properties fo:margin-left="1cm" fo:margin-right="0cm" fo:margin-top="0.101cm" fo:margin-bottom="0cm" loext:contextual-spacing="false" fo:text-indent="0cm" style:auto-text-indent="false" style:page-number="auto" fo:background-color="transparent"/>
      <style:text-properties officeooo:paragraph-rsid="00108d6c"/>
    </style:style>
    <style:style style:name="P25" style:family="paragraph" style:parent-style-name="Standard" style:list-style-name="L1">
      <style:paragraph-properties fo:margin-top="0.101cm" fo:margin-bottom="0cm" loext:contextual-spacing="false"/>
      <style:text-properties officeooo:rsid="0000bb06" officeooo:paragraph-rsid="000f05d8"/>
    </style:style>
    <style:style style:name="P26" style:family="paragraph" style:parent-style-name="Standard" style:list-style-name="L3">
      <style:paragraph-properties fo:margin-top="0.101cm" fo:margin-bottom="0cm" loext:contextual-spacing="false"/>
      <style:text-properties officeooo:rsid="0000bb06" officeooo:paragraph-rsid="000f05d8"/>
    </style:style>
    <style:style style:name="P27" style:family="paragraph" style:parent-style-name="Standard" style:list-style-name="L4">
      <style:paragraph-properties fo:margin-top="0.101cm" fo:margin-bottom="0cm" loext:contextual-spacing="false"/>
      <style:text-properties officeooo:rsid="0000bb06" officeooo:paragraph-rsid="0029d7d6"/>
    </style:style>
    <style:style style:name="P28" style:family="paragraph" style:parent-style-name="Standard" style:list-style-name="L1">
      <style:paragraph-properties fo:margin-top="0.101cm" fo:margin-bottom="0cm" loext:contextual-spacing="false"/>
      <style:text-properties officeooo:rsid="00171eca" officeooo:paragraph-rsid="000f05d8"/>
    </style:style>
    <style:style style:name="P29" style:family="paragraph" style:parent-style-name="Standard" style:list-style-name="L3">
      <style:paragraph-properties fo:margin-top="0.101cm" fo:margin-bottom="0cm" loext:contextual-spacing="false"/>
      <style:text-properties officeooo:rsid="00171eca" officeooo:paragraph-rsid="000f05d8"/>
    </style:style>
    <style:style style:name="P30" style:family="paragraph" style:parent-style-name="Standard" style:list-style-name="L1">
      <style:paragraph-properties fo:margin-top="0.101cm" fo:margin-bottom="0cm" loext:contextual-spacing="false"/>
      <style:text-properties officeooo:rsid="00250aaf" officeooo:paragraph-rsid="000f05d8"/>
    </style:style>
    <style:style style:name="P31" style:family="paragraph" style:parent-style-name="Standard" style:list-style-name="L3">
      <style:paragraph-properties fo:margin-top="0.101cm" fo:margin-bottom="0cm" loext:contextual-spacing="false"/>
      <style:text-properties officeooo:rsid="00250aaf" officeooo:paragraph-rsid="000f05d8"/>
    </style:style>
    <style:style style:name="P32" style:family="paragraph" style:parent-style-name="Standard" style:list-style-name="L4">
      <style:paragraph-properties fo:margin-top="0.101cm" fo:margin-bottom="0cm" loext:contextual-spacing="false"/>
      <style:text-properties officeooo:rsid="0029d7d6" officeooo:paragraph-rsid="0029d7d6"/>
    </style:style>
    <style:style style:name="P33" style:family="paragraph" style:parent-style-name="Standard" style:list-style-name="L5">
      <style:paragraph-properties fo:margin-top="0.101cm" fo:margin-bottom="0cm" loext:contextual-spacing="false"/>
      <style:text-properties officeooo:rsid="00235aa1" officeooo:paragraph-rsid="00108d6c"/>
    </style:style>
    <style:style style:name="P34" style:family="paragraph" style:parent-style-name="Standard" style:list-style-name="L5">
      <style:paragraph-properties fo:margin-top="0.101cm" fo:margin-bottom="0cm" loext:contextual-spacing="false"/>
      <style:text-properties officeooo:rsid="00332e89" officeooo:paragraph-rsid="00108d6c"/>
    </style:style>
    <style:style style:name="P35" style:family="paragraph" style:parent-style-name="Standard" style:list-style-name="L2">
      <style:paragraph-properties fo:margin-left="1.866cm" fo:margin-right="0cm" fo:margin-top="0.101cm" fo:margin-bottom="0cm" loext:contextual-spacing="false" fo:text-indent="0cm" style:auto-text-indent="false"/>
      <style:text-properties officeooo:rsid="0000bb06" officeooo:paragraph-rsid="000f05d8"/>
    </style:style>
    <style:style style:name="P36" style:family="paragraph" style:parent-style-name="Standard" style:master-page-name="">
      <loext:graphic-properties draw:fill="none"/>
      <style:paragraph-properties fo:margin-left="1cm" fo:margin-right="0cm" fo:margin-top="0.101cm" fo:margin-bottom="0cm" loext:contextual-spacing="false" fo:text-indent="0cm" style:auto-text-indent="false" style:page-number="auto" fo:background-color="transparent"/>
      <style:text-properties officeooo:rsid="00235aa1" officeooo:paragraph-rsid="002ddaf5"/>
    </style:style>
    <style:style style:name="P37" style:family="paragraph" style:parent-style-name="Standard">
      <loext:graphic-properties draw:fill="none"/>
      <style:paragraph-properties fo:margin-left="1cm" fo:margin-right="0cm" fo:margin-top="0.101cm" fo:margin-bottom="0cm" loext:contextual-spacing="false" fo:text-indent="0cm" style:auto-text-indent="false" fo:background-color="transparent"/>
      <style:text-properties officeooo:rsid="00296ba3" officeooo:paragraph-rsid="0029d7d6"/>
    </style:style>
    <style:style style:name="P38" style:family="paragraph" style:parent-style-name="Standard" style:master-page-name="">
      <loext:graphic-properties draw:fill="none"/>
      <style:paragraph-properties fo:margin-left="1cm" fo:margin-right="0cm" fo:margin-top="0.101cm" fo:margin-bottom="0cm" loext:contextual-spacing="false" fo:text-indent="0cm" style:auto-text-indent="false" style:page-number="auto" fo:background-color="transparent"/>
      <style:text-properties officeooo:rsid="00296ba3" officeooo:paragraph-rsid="0029d7d6"/>
    </style:style>
    <style:style style:name="T1" style:family="text">
      <style:text-properties officeooo:rsid="0021fe33"/>
    </style:style>
    <style:style style:name="T2" style:family="text">
      <style:text-properties officeooo:rsid="00246628"/>
    </style:style>
    <style:style style:name="T3" style:family="text">
      <style:text-properties officeooo:rsid="00201efb"/>
    </style:style>
    <style:style style:name="T4" style:family="text">
      <style:text-properties officeooo:rsid="0027ef8d"/>
    </style:style>
    <style:style style:name="T5" style:family="text">
      <style:text-properties officeooo:rsid="00268e7a"/>
    </style:style>
    <style:style style:name="T6" style:family="text">
      <style:text-properties officeooo:rsid="00108d6c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style:font-size-asian="12.25pt" style:font-size-complex="14pt"/>
    </style:style>
    <style:style style:name="T9" style:family="text">
      <style:text-properties fo:font-size="14pt" fo:font-weight="bold" officeooo:rsid="00108d6c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00bb06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1890ad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1ad2d3" style:font-size-asian="14pt" style:font-weight-asian="bold" style:font-size-complex="14pt" style:font-weight-complex="bold"/>
    </style:style>
    <style:style style:name="T13" style:family="text">
      <style:text-properties fo:font-size="14pt" fo:font-weight="bold" style:font-size-asian="12.25pt" style:font-weight-asian="bold" style:font-size-complex="14pt" style:font-weight-complex="bold"/>
    </style:style>
    <style:style style:name="T14" style:family="text">
      <style:text-properties fo:font-size="18pt" fo:font-weight="bold" style:font-size-asian="18pt" style:font-weight-asian="bold" style:font-size-complex="18pt" style:font-weight-complex="bold"/>
    </style:style>
    <style:style style:name="T15" style:family="text">
      <style:text-properties officeooo:rsid="00332e89"/>
    </style:style>
    <style:style style:name="T16" style:family="text">
      <style:text-properties officeooo:rsid="0014caaa"/>
    </style:style>
    <style:style style:name="T17" style:family="text">
      <style:text-properties officeooo:rsid="001546e7"/>
    </style:style>
    <style:style style:name="T18" style:family="text">
      <style:text-properties officeooo:rsid="0016c7f8"/>
    </style:style>
    <style:style style:name="T19" style:family="text">
      <style:text-properties officeooo:rsid="001890ad"/>
    </style:style>
    <style:style style:name="T20" style:family="text">
      <style:text-properties officeooo:rsid="00199746"/>
    </style:style>
    <style:style style:name="T21" style:family="text">
      <style:text-properties officeooo:rsid="00235ad5"/>
    </style:style>
    <style:style style:name="T22" style:family="text">
      <style:text-properties fo:color="#ff0000"/>
    </style:style>
    <style:style style:name="T23" style:family="text">
      <style:text-properties fo:color="#ff0000" officeooo:rsid="0000bb06"/>
    </style:style>
    <style:style style:name="T24" style:family="text">
      <style:text-properties officeooo:rsid="005d4983"/>
    </style:style>
    <style:style style:name="T25" style:family="text">
      <style:text-properties officeooo:rsid="0029d7d6"/>
    </style:style>
    <style:style style:name="T26" style:family="text">
      <style:text-properties style:use-window-font-color="true" officeooo:rsid="0000bb06"/>
    </style:style>
    <style:style style:name="T27" style:family="text">
      <style:text-properties style:use-window-font-color="true" officeooo:rsid="00201efb"/>
    </style:style>
    <style:style style:name="T28" style:family="text">
      <style:text-properties style:use-window-font-color="true" officeooo:rsid="0029d7d6"/>
    </style:style>
    <style:style style:name="T29" style:family="text">
      <style:text-properties style:use-window-font-color="true" officeooo:rsid="002ddd85"/>
    </style:style>
    <style:style style:name="T30" style:family="text">
      <style:text-properties officeooo:rsid="00401a9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6"><text:span text:style-name="T6">UC19</text:span>: <text:span text:style-name="T1">Sposta Operatore</text:span></text:p>
      <text:p text:style-name="P3"><text:s/></text:p>
      <text:p text:style-name="P3"/>
      <text:p text:style-name="P3"/>
      <text:p text:style-name="P12"><text:span text:style-name="T6">Test 1</text:span>:<text:tab/><text:span text:style-name="T19">Sposta operatore in posizione ammissibile</text:span></text:p>
      <text:p text:style-name="P14"/>
      <text:p text:style-name="P9">Input:</text:p>
      <text:list xml:id="list158777458119900874" text:style-name="L1">
        <text:list-item>
          <text:p text:style-name="P25">Apertura di un foglio di lavoro selezionando: File/Nuova Regola</text:p>
        </text:list-item>
        <text:list-item>
          <text:p text:style-name="P28">Inserimento nome regola “rule_n”</text:p>
        </text:list-item>
        <text:list-item>
          <text:p text:style-name="P25">Inserimento Operatore selezionando: <text:span text:style-name="T2">XORLogico</text:span>/<text:span text:style-name="T2">boolean</text:span></text:p>
        </text:list-item>
        <text:list-item>
          <text:p text:style-name="P30">Trascinamento operatore XORLogico in una posizione contenuta nei limiti del foglio di lavoro</text:p>
        </text:list-item>
      </text:list>
      <text:p text:style-name="P9">Output atteso:</text:p>
      <text:list xml:id="list2902673846975445081" text:style-name="L2">
        <text:list-header>
          <text:p text:style-name="P35">L’operatore<text:span text:style-name="T3"> XORLogico viene mostrato nella posizione selezionata dal trascinamento</text:span></text:p>
        </text:list-header>
      </text:list>
      <text:p text:style-name="P1"/>
      <text:p text:style-name="P1"/>
      <text:p text:style-name="P1"/>
      <text:p text:style-name="P1"/>
      <text:p text:style-name="P4"><text:tab/></text:p>
      <text:p text:style-name="P5"><text:tab/><text:span text:style-name="T9">Test 2</text:span><text:span text:style-name="T10">: <text:tab/></text:span><text:span text:style-name="T11">Sposta operatore in posizione </text:span><text:span text:style-name="T12">non</text:span><text:span text:style-name="T11"> ammissibile</text:span></text:p>
      <text:p text:style-name="P14"/>
      <text:p text:style-name="P9">Input:</text:p>
      <text:list xml:id="list9038813306924549286" text:style-name="L3">
        <text:list-item>
          <text:p text:style-name="P26">Apertura di un foglio di lavoro selezionando: File/Nuova Regola</text:p>
        </text:list-item>
        <text:list-item>
          <text:p text:style-name="P29">Inserimento nome regola “rule_n”</text:p>
        </text:list-item>
        <text:list-item>
          <text:p text:style-name="P26">Inserimento Operatore selezionando: <text:span text:style-name="T20">ANDLogico</text:span>/<text:span text:style-name="T18">long</text:span></text:p>
        </text:list-item>
        <text:list-item>
          <text:p text:style-name="P31">Trascinamento operatore <text:span text:style-name="T4">AND</text:span>Logico in una posizione <text:span text:style-name="T5">fuori dai</text:span> limiti del foglio di lavoro</text:p>
        </text:list-item>
      </text:list>
      <text:p text:style-name="P10">Output atteso:</text:p>
      <text:p text:style-name="P15"><text:span text:style-name="T7"><text:tab/></text:span>L’operatore ANDLogico viene mostrato nella posizione iniziale</text:p>
      <text:p text:style-name="P15"/>
      <text:p text:style-name="P17">BUG: il comportamento verificatosi non è uguale a quello atteso, <text:span text:style-name="T21">l’operatore viene lasciato </text:span>ai bordi del foglio di lavoro</text:p>
      <text:p text:style-name="P19"/>
      <text:p text:style-name="P20"/>
      <text:p text:style-name="P20"/>
      <text:p text:style-name="P22"/>
      <text:p text:style-name="P13"><text:span text:style-name="T6">Test 3</text:span>:<text:tab/><text:span text:style-name="T19">Sposta operatore con collegamenti</text:span></text:p>
      <text:p text:style-name="P16"/>
      <text:p text:style-name="P11">Input:</text:p>
      <text:list xml:id="list5418692819619378255" text:style-name="L4">
        <text:list-item>
          <text:p text:style-name="P27">Apertura di un foglio di lavoro selezionando: File/Nuova Regola</text:p>
        </text:list-item>
        <text:list-item>
          <text:p text:style-name="P27">Inserimento nome regola “rule_n”</text:p>
        </text:list-item>
        <text:list-item>
          <text:p text:style-name="P27">Inserimento Operatore selezionando: MediaMobile/long</text:p>
        </text:list-item>
        <text:list-item>
          <text:p text:style-name="P27">Inserimento Operatore selezionando: Derivatore/long</text:p>
        </text:list-item>
        <text:list-item>
          <text:p text:style-name="P32">Collegamento dell’output dell’operatore Derivatore con l’unico input dell’operatore MediaMobile</text:p>
        </text:list-item>
        <text:list-item>
          <text:p text:style-name="P32">Trascinamento dell’operatore MediaMobile in una posizione diversa da quella iniziale</text:p>
        </text:list-item>
      </text:list>
      <text:p text:style-name="P11">Output atteso:</text:p>
      <text:p text:style-name="P38"><text:span text:style-name="T26">L’operatore</text:span><text:span text:style-name="T27"> </text:span><text:span text:style-name="T28">MediaMobile</text:span><text:span text:style-name="T27"> viene mostrato nella posizione selezionata dal trascinamento</text:span></text:p>
      <text:p text:style-name="P37"><text:span text:style-name="T28">Il collegamento viene </text:span><text:span text:style-name="T29">opportunamente scalato</text:span><text:span text:style-name="T28"> per apparire sempre connesso ad entrambi gli operatori</text:span><text:span text:style-name="T22"><text:tab/></text:span></text:p>
      <text:p text:style-name="P7"/>
      <text:p text:style-name="P7"/>
      <text:p text:style-name="P7"/>
      <text:p text:style-name="P7"/>
      <text:p text:style-name="P2"><text:span text:style-name="T8"><text:tab/></text:span><text:span text:style-name="T13">Note</text:span><text:span text:style-name="T14">:</text:span></text:p>
      <text:p text:style-name="P24"><text:span text:style-name="T17">R</text:span>ispetto al UC1<text:span text:style-name="T16">9</text:span> riportato nel SRS sono state effettuate le seguenti modifiche (come già <text:span text:style-name="T25">e</text:span>videnziato nelle note delle fasi precedenti):</text:p>
      <text:list xml:id="list8074478700407779439" text:style-name="L5">
        <text:list-item>
          <text:p text:style-name="P33">Non è presente il punto <text:span text:style-name="T15">2 dello scenario principale</text:span></text:p>
        </text:list-item>
        <text:list-item>
          <text:p text:style-name="P34">Non è presente lo scenario alternativo 1 a</text:p>
        </text:list-item>
      </text:list>
      <text:p text:style-name="P21"/>
      <text:p text:style-name="P36"><text:span text:style-name="T30">Si sono individuate 2 partizioni diverse di possibili output: spostamento di operatore con link connessi, e senza link connessi. Rispettando il concetto di equivalence partitioning ho approfondito il testing effettuando un test per ogni suddetta categoria</text:span></text:p>
      <text:p text:style-name="P18"/>
      <text:p text:style-name="P23">I test sono generalmente scritti come effettuati su operatori diversi, in modo da verificare <text:s/>il corretto funzionamento del maggior numero possibile di essi <text:span text:style-name="T24">(anche se per molti test sono stati classificati come una sola partizione di input, e quindi ci aspettiamo che il sistema abbia un comportamento simile con ciascuno di essi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08:40:24.642498943</meta:creation-date>
    <dc:date>2017-06-11T09:32:14.133927993</dc:date>
    <meta:editing-duration>PT58M</meta:editing-duration>
    <meta:editing-cycles>31</meta:editing-cycles>
    <meta:generator>LibreOffice/5.1.6.2$Linux_X86_64 LibreOffice_project/10m0$Build-2</meta:generator>
    <meta:document-statistic meta:table-count="0" meta:image-count="0" meta:object-count="0" meta:page-count="2" meta:paragraph-count="37" meta:word-count="333" meta:character-count="2378" meta:non-whitespace-character-count="2089"/>
  </office:meta>
</office:document-meta>
</file>